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847cm" fo:margin-bottom="0.212cm" fo:line-height="100%" fo:text-align="center" style:justify-single-word="false" style:writing-mode="lr-tb"/>
      <style:text-properties fo:font-variant="normal" fo:text-transform="none" fo:color="#000000" style:text-line-through-style="none" style:font-name="Arial1" fo:font-size="36pt" fo:font-style="normal" style:text-underline-style="none" fo:font-weight="bold" style:text-blinking="false" fo:background-color="transparent"/>
    </style:style>
    <style:style style:name="P2" style:family="paragraph" style:parent-style-name="Text_20_body" style:list-style-name="L1">
      <style:paragraph-properties fo:margin-top="0cm" fo:margin-bottom="0cm" fo:line-height="114%" fo:background-color="transparent" style:writing-mode="lr-tb">
        <style:background-image/>
      </style:paragraph-properties>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Text_20_body" style:list-style-name="L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8" style:family="paragraph" style:parent-style-name="Text_20_body" style:list-style-name="L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Text_20_body" style:list-style-name="L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list-style-name="L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list-style-name="L9">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list-style-name="L10">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3" style:family="paragraph" style:parent-style-name="Text_20_body" style:list-style-name="L1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4"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15" style:family="paragraph" style:parent-style-name="Text_20_body" style:list-style-name="L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16" style:family="paragraph" style:parent-style-name="Text_20_body">
      <style:paragraph-properties fo:margin-top="0cm" fo:margin-bottom="0cm" fo:line-height="114%" style:writing-mode="lr-tb"/>
    </style:style>
    <style:style style:name="P17" style:family="paragraph" style:parent-style-name="Text_20_body">
      <style:paragraph-properties fo:margin-top="0cm" fo:margin-bottom="0cm" fo:line-height="114%" style:writing-mode="lr-tb"/>
      <style:text-properties fo:font-variant="normal" fo:text-transform="none" fo:color="#666666" style:text-line-through-style="none" style:font-name="Arial1" fo:font-size="9.75pt" fo:font-style="italic" style:text-underline-style="none" fo:font-weight="normal" style:text-blinking="false" fo:background-color="transparent"/>
    </style:style>
    <style:style style:name="P18" style:family="paragraph" style:parent-style-name="Text_20_body">
      <style:paragraph-properties fo:margin-top="0.635cm" fo:margin-bottom="0.141cm" fo:line-height="100%" fo:text-align="center" style:justify-single-word="fals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19" style:family="paragraph" style:parent-style-name="Text_20_body">
      <style:paragraph-properties fo:margin-top="0.635cm" fo:margin-bottom="0.141cm" fo:line-height="114%" fo:break-before="pag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fo:line-height="114%" fo:text-indent="1.27cm" style:auto-text-indent="false" style:writing-mode="lr-tb"/>
    </style:style>
    <style:style style:name="P21"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2" style:family="paragraph" style:parent-style-name="Text_20_body">
      <style:paragraph-properties fo:margin-left="1.27cm" fo:margin-right="0cm" fo:margin-top="0cm" fo:margin-bottom="0cm" fo:line-height="114%" fo:text-indent="0cm" style:auto-text-indent="false" style:writing-mode="lr-tb"/>
    </style:style>
    <style:style style:name="P23" style:family="paragraph" style:parent-style-name="Heading_20_5">
      <style:paragraph-properties fo:margin-top="0.388cm" fo:margin-bottom="0.071cm" fo:line-height="100%" fo:text-align="center" style:justify-single-word="false" style:writing-mode="lr-tb"/>
      <style:text-properties fo:font-variant="normal" fo:text-transform="none" fo:color="#666666" style:text-line-through-style="none" style:font-name="Arial1" fo:font-size="9.75pt" fo:font-style="normal" style:text-underline-style="none" fo:font-weight="bold" style:text-blinking="false" fo:background-color="transparent"/>
    </style:style>
    <style:style style:name="P24" style:family="paragraph" style:parent-style-name="Horizontal_20_Line">
      <style:paragraph-properties fo:margin-top="0.635cm" fo:margin-bottom="0.141cm" fo:line-height="114%" style:writing-mode="lr-tb"/>
    </style:style>
    <style:style style:name="P25" style:family="paragraph" style:parent-style-name="Heading_20_2">
      <style:paragraph-properties fo:margin-top="0.635cm" fo:margin-bottom="0.141cm" fo:line-height="114%" fo:break-before="pag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26" style:family="paragraph" style:parent-style-name="Heading_20_2">
      <style:paragraph-properties fo:margin-top="0.635cm" fo:margin-bottom="0.141cm" fo:line-height="114%" fo:break-before="pag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7" style:family="paragraph" style:parent-style-name="Heading_20_2">
      <style:paragraph-properties fo:margin-top="0.635cm" fo:margin-bottom="0.141cm"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T1" style:family="text">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T2" style:family="text">
      <style:text-properties fo:font-variant="normal" fo:text-transform="none" fo:color="#666666" style:text-line-through-style="none" style:font-name="Arial1" fo:font-size="9.75pt" fo:font-style="italic" style:text-underline-style="none" fo:font-weight="normal" style:text-blinking="false" fo:background-color="transparent"/>
    </style:style>
    <style:style style:name="T3"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7" style:family="text">
      <style:text-properties style:font-name="Arial1" fo:font-size="11.25pt"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0c08a18-5e69-d4e1-a272-3860f82d7725"/>Game Name Here</text:p>
      <text:p text:style-name="P18">Game Design Document</text:p>
      <text:p text:style-name="Horizontal_20_Line"/>
      <text:h text:style-name="P23" text:outline-level="5">Copyright notice / author information / boring legal stuff nobody likes</text:h>
      <text:h text:style-name="P25" text:outline-level="2">Index</text:h>
      <text:p text:style-name="P24"/>
      <text:h text:style-name="P27" text:outline-level="2">Index</text:h>
      <text:list xml:id="list9131469021321853189" text:style-name="L1">
        <text:list-item>
          <text:p text:style-name="P2"><text:a xlink:type="simple" xlink:href="https://docs.google.com/document/d/1ct5-qyUZC9cAKn-iLUgtOczDkERmPzNNwPLDfT9Hgjs/preview#bookmark=kix.tn44c9jbklu6" text:style-name="Internet_20_link" text:visited-style-name="Visited_20_Internet_20_Link"><text:span text:style-name="T3">Index</text:span></text:a></text:p>
        </text:list-item>
        <text:list-item>
          <text:p text:style-name="P2"><text:a xlink:type="simple" xlink:href="https://docs.google.com/document/d/1ct5-qyUZC9cAKn-iLUgtOczDkERmPzNNwPLDfT9Hgjs/preview#bookmark=kix.vh7mr3wp9gub" text:style-name="Internet_20_link" text:visited-style-name="Visited_20_Internet_20_Link"><text:span text:style-name="T3">Game Design</text:span></text:a></text:p>
          <text:list>
            <text:list-item>
              <text:p text:style-name="P2"><text:a xlink:type="simple" xlink:href="https://docs.google.com/document/d/1ct5-qyUZC9cAKn-iLUgtOczDkERmPzNNwPLDfT9Hgjs/preview#bookmark=kix.y0z7a3kyjoqj" text:style-name="Internet_20_link" text:visited-style-name="Visited_20_Internet_20_Link"><text:span text:style-name="T3">Summary</text:span></text:a></text:p>
            </text:list-item>
            <text:list-item>
              <text:p text:style-name="P2"><text:a xlink:type="simple" xlink:href="https://docs.google.com/document/d/1ct5-qyUZC9cAKn-iLUgtOczDkERmPzNNwPLDfT9Hgjs/preview#bookmark=kix.q89snwy3vllo" text:style-name="Internet_20_link" text:visited-style-name="Visited_20_Internet_20_Link"><text:span text:style-name="T3">Gameplay</text:span></text:a></text:p>
            </text:list-item>
            <text:list-item>
              <text:p text:style-name="P2"><text:a xlink:type="simple" xlink:href="https://docs.google.com/document/d/1ct5-qyUZC9cAKn-iLUgtOczDkERmPzNNwPLDfT9Hgjs/preview#bookmark=kix.3j0sjjj4v19l" text:style-name="Internet_20_link" text:visited-style-name="Visited_20_Internet_20_Link"><text:span text:style-name="T3">Mindset</text:span></text:a></text:p>
            </text:list-item>
          </text:list>
        </text:list-item>
        <text:list-item>
          <text:p text:style-name="P2"><text:a xlink:type="simple" xlink:href="https://docs.google.com/document/d/1ct5-qyUZC9cAKn-iLUgtOczDkERmPzNNwPLDfT9Hgjs/preview#bookmark=kix.nw2pvrargt85" text:style-name="Internet_20_link" text:visited-style-name="Visited_20_Internet_20_Link"><text:span text:style-name="T3">Technical</text:span></text:a></text:p>
          <text:list>
            <text:list-item>
              <text:p text:style-name="P2"><text:a xlink:type="simple" xlink:href="https://docs.google.com/document/d/1ct5-qyUZC9cAKn-iLUgtOczDkERmPzNNwPLDfT9Hgjs/preview#bookmark=kix.5baplgyo85eh" text:style-name="Internet_20_link" text:visited-style-name="Visited_20_Internet_20_Link"><text:span text:style-name="T3">Screens</text:span></text:a></text:p>
            </text:list-item>
            <text:list-item>
              <text:p text:style-name="P2"><text:a xlink:type="simple" xlink:href="https://docs.google.com/document/d/1ct5-qyUZC9cAKn-iLUgtOczDkERmPzNNwPLDfT9Hgjs/preview#bookmark=kix.4u55u65bonjw" text:style-name="Internet_20_link" text:visited-style-name="Visited_20_Internet_20_Link"><text:span text:style-name="T3">Controls</text:span></text:a></text:p>
            </text:list-item>
            <text:list-item>
              <text:p text:style-name="P2"><text:a xlink:type="simple" xlink:href="https://docs.google.com/document/d/1ct5-qyUZC9cAKn-iLUgtOczDkERmPzNNwPLDfT9Hgjs/preview#bookmark=kix.vrkne3rhovuh" text:style-name="Internet_20_link" text:visited-style-name="Visited_20_Internet_20_Link"><text:span text:style-name="T3">Mechanics</text:span></text:a></text:p>
            </text:list-item>
          </text:list>
        </text:list-item>
        <text:list-item>
          <text:p text:style-name="P2"><text:a xlink:type="simple" xlink:href="https://docs.google.com/document/d/1ct5-qyUZC9cAKn-iLUgtOczDkERmPzNNwPLDfT9Hgjs/preview#bookmark=kix.mun66rmbl34h" text:style-name="Internet_20_link" text:visited-style-name="Visited_20_Internet_20_Link"><text:span text:style-name="T3">Level Design</text:span></text:a></text:p>
          <text:list>
            <text:list-item>
              <text:p text:style-name="P2"><text:a xlink:type="simple" xlink:href="https://docs.google.com/document/d/1ct5-qyUZC9cAKn-iLUgtOczDkERmPzNNwPLDfT9Hgjs/preview#bookmark=kix.feu141lpqdpj" text:style-name="Internet_20_link" text:visited-style-name="Visited_20_Internet_20_Link"><text:span text:style-name="T3">Themes</text:span></text:a></text:p>
              <text:list>
                <text:list-item>
                  <text:p text:style-name="P3">Ambience</text:p>
                </text:list-item>
                <text:list-item>
                  <text:p text:style-name="P3">Objects</text:p>
                  <text:list>
                    <text:list-item>
                      <text:p text:style-name="P3">Ambient</text:p>
                    </text:list-item>
                    <text:list-item>
                      <text:p text:style-name="P3">Interactive</text:p>
                    </text:list-item>
                  </text:list>
                </text:list-item>
                <text:list-item>
                  <text:p text:style-name="P3">Challenges</text:p>
                </text:list-item>
              </text:list>
            </text:list-item>
            <text:list-item>
              <text:p text:style-name="P2"><text:a xlink:type="simple" xlink:href="https://docs.google.com/document/d/1ct5-qyUZC9cAKn-iLUgtOczDkERmPzNNwPLDfT9Hgjs/preview#bookmark=kix.lrp1xr74olld" text:style-name="Internet_20_link" text:visited-style-name="Visited_20_Internet_20_Link"><text:span text:style-name="T3">Game Flow</text:span></text:a></text:p>
            </text:list-item>
          </text:list>
        </text:list-item>
        <text:list-item>
          <text:p text:style-name="P2"><text:a xlink:type="simple" xlink:href="https://docs.google.com/document/d/1ct5-qyUZC9cAKn-iLUgtOczDkERmPzNNwPLDfT9Hgjs/preview#bookmark=kix.k64sfnylstdx" text:style-name="Internet_20_link" text:visited-style-name="Visited_20_Internet_20_Link"><text:span text:style-name="T3">Development</text:span></text:a></text:p>
          <text:list>
            <text:list-item>
              <text:p text:style-name="P2"><text:a xlink:type="simple" xlink:href="https://docs.google.com/document/d/1ct5-qyUZC9cAKn-iLUgtOczDkERmPzNNwPLDfT9Hgjs/preview#bookmark=kix.fwz93u72nlt2" text:style-name="Internet_20_link" text:visited-style-name="Visited_20_Internet_20_Link"><text:span text:style-name="T3">Abstract Classes</text:span></text:a></text:p>
            </text:list-item>
            <text:list-item>
              <text:p text:style-name="P2"><text:a xlink:type="simple" xlink:href="https://docs.google.com/document/d/1ct5-qyUZC9cAKn-iLUgtOczDkERmPzNNwPLDfT9Hgjs/preview#bookmark=kix.9mr6xhrqo7o4" text:style-name="Internet_20_link" text:visited-style-name="Visited_20_Internet_20_Link"><text:span text:style-name="T3">Derived Classes</text:span></text:a></text:p>
            </text:list-item>
          </text:list>
        </text:list-item>
        <text:list-item>
          <text:p text:style-name="P2"><text:a xlink:type="simple" xlink:href="https://docs.google.com/document/d/1ct5-qyUZC9cAKn-iLUgtOczDkERmPzNNwPLDfT9Hgjs/preview#bookmark=kix.7fniby1a9lf0" text:style-name="Internet_20_link" text:visited-style-name="Visited_20_Internet_20_Link"><text:span text:style-name="T3">Graphics</text:span></text:a></text:p>
          <text:list>
            <text:list-item>
              <text:p text:style-name="P2"><text:a xlink:type="simple" xlink:href="https://docs.google.com/document/d/1ct5-qyUZC9cAKn-iLUgtOczDkERmPzNNwPLDfT9Hgjs/preview#bookmark=kix.3ui65x9w2r9w" text:style-name="Internet_20_link" text:visited-style-name="Visited_20_Internet_20_Link"><text:span text:style-name="T3">Style Attributes</text:span></text:a></text:p>
            </text:list-item>
            <text:list-item>
              <text:p text:style-name="P2"><text:a xlink:type="simple" xlink:href="https://docs.google.com/document/d/1ct5-qyUZC9cAKn-iLUgtOczDkERmPzNNwPLDfT9Hgjs/preview#bookmark=kix.cdq39znqma9y" text:style-name="Internet_20_link" text:visited-style-name="Visited_20_Internet_20_Link"><text:span text:style-name="T3">Graphics Needed</text:span></text:a></text:p>
            </text:list-item>
          </text:list>
        </text:list-item>
        <text:list-item>
          <text:p text:style-name="P2"><text:a xlink:type="simple" xlink:href="https://docs.google.com/document/d/1ct5-qyUZC9cAKn-iLUgtOczDkERmPzNNwPLDfT9Hgjs/preview#bookmark=kix.p0zdtpym1l8" text:style-name="Internet_20_link" text:visited-style-name="Visited_20_Internet_20_Link"><text:span text:style-name="T3">Sounds/Music</text:span></text:a></text:p>
          <text:list>
            <text:list-item>
              <text:p text:style-name="P2"><text:a xlink:type="simple" xlink:href="https://docs.google.com/document/d/1ct5-qyUZC9cAKn-iLUgtOczDkERmPzNNwPLDfT9Hgjs/preview#bookmark=kix.g829e5h0mi8e" text:style-name="Internet_20_link" text:visited-style-name="Visited_20_Internet_20_Link"><text:span text:style-name="T3">Style Attributes</text:span></text:a></text:p>
            </text:list-item>
            <text:list-item>
              <text:p text:style-name="P2"><text:a xlink:type="simple" xlink:href="https://docs.google.com/document/d/1ct5-qyUZC9cAKn-iLUgtOczDkERmPzNNwPLDfT9Hgjs/preview#bookmark=kix.1k2k1v9771k6" text:style-name="Internet_20_link" text:visited-style-name="Visited_20_Internet_20_Link"><text:span text:style-name="T3">Sounds Needed</text:span></text:a></text:p>
            </text:list-item>
            <text:list-item>
              <text:p text:style-name="P2"><text:a xlink:type="simple" xlink:href="https://docs.google.com/document/d/1ct5-qyUZC9cAKn-iLUgtOczDkERmPzNNwPLDfT9Hgjs/preview#bookmark=kix.coz0pe9ii0ek" text:style-name="Internet_20_link" text:visited-style-name="Visited_20_Internet_20_Link"><text:span text:style-name="T3">Music Needed</text:span></text:a></text:p>
            </text:list-item>
          </text:list>
        </text:list-item>
        <text:list-item>
          <text:p text:style-name="P2"><text:a xlink:type="simple" xlink:href="https://docs.google.com/document/d/1ct5-qyUZC9cAKn-iLUgtOczDkERmPzNNwPLDfT9Hgjs/preview#bookmark=kix.ur637w5onhwq" text:style-name="Internet_20_link" text:visited-style-name="Visited_20_Internet_20_Link"><text:span text:style-name="T3">Schedule</text:span></text:a></text:p>
        </text:list-item>
      </text:list>
      <text:p text:style-name="Text_20_body"/>
      <text:p text:style-name="P19">Game Design</text:p>
      <text:p text:style-name="Horizontal_20_Line"/>
      <text:h text:style-name="P27" text:outline-level="2">Summary</text:h>
      <text:p text:style-name="P16"><text:span text:style-name="T4">    </text:span><text:span text:style-name="T5">X is in prison, he wants to get away from police but everytime he tries to do that, they catch him. He discovers that only way to get away from police is to leave the country.</text:span></text:p>
      <text:h text:style-name="P27" text:outline-level="2">Gameplay</text:h>
      <text:p text:style-name="P20"><text:span text:style-name="T5">The goal of the game is freedom. Obstacles are cops, humans, vehicles, buildings, pits and animals.  </text:span><text:span text:style-name="T4">    </text:span></text:p>
      <text:p text:style-name="Text_20_body"/>
      <text:h text:style-name="P27" text:outline-level="2">Mindset</text:h>
      <text:p text:style-name="P16"><text:span text:style-name="T4">    </text:span><text:span text:style-name="T5">Player is aggressive , powerful, nervous and hurried. We provoke all these emotions with the help of obstacles and cops. </text:span></text:p>
      <text:p text:style-name="Text_20_body"/>
      <text:p text:style-name="P19">Technical</text:p>
      <text:p text:style-name="Horizontal_20_Line"/>
      <text:h text:style-name="P27" text:outline-level="2">Screens</text:h>
      <text:list xml:id="list7851340270580940101" text:style-name="L2">
        <text:list-item>
          <text:p text:style-name="P4">Title Screen</text:p>
        </text:list-item>
      </text:list>
      <text:p text:style-name="P22"><text:span text:style-name="T4">    </text:span><text:span text:style-name="T5">a. Catch me if you can, Start Game, How to Play,</text:span></text:p>
      <text:list xml:id="list436894108465287956" text:style-name="L3">
        <text:list-item>
          <text:p text:style-name="P5">Map Select</text:p>
        </text:list-item>
        <text:list-item>
          <text:p text:style-name="P5">Game</text:p>
          <text:list>
            <text:list-item>
              <text:p text:style-name="P5">Inventory</text:p>
            </text:list-item>
            <text:list-item>
              <text:p text:style-name="P5">Assessment / Next Level</text:p>
            </text:list-item>
          </text:list>
        </text:list-item>
        <text:list-item>
          <text:p text:style-name="P5">End Credits</text:p>
        </text:list-item>
      </text:list>
      <text:p text:style-name="P17">(example)</text:p>
      <text:h text:style-name="P27" text:outline-level="2">Controls</text:h>
      <text:p text:style-name="P16"><text:span text:style-name="T4">    </text:span><text:span text:style-name="T5">Controls will be direction buttons(forward, backward), action buttons(Jump and Fire).</text:span></text:p>
      <text:h text:style-name="P27" text:outline-level="2">Mechanics</text:h>
      <text:p text:style-name="P16"><text:span text:style-name="T4">    </text:span><text:span text:style-name="T5">Are there any interesting mechanics? If so, how are you going to accomplish them? Physics, algorithms, etc.</text:span></text:p>
      <text:p text:style-name="Text_20_body"/>
      <text:p text:style-name="P19">Level Design</text:p>
      <text:p text:style-name="Horizontal_20_Line"/>
      <text:p text:style-name="P17">(Note : These sections can safely be skipped if they’re not relevant, or you’d rather go about it another way. For most games, at least one of them should be useful. But I’ll understand if you don’t want to use them. It’ll only hurt my feelings a little bit.)</text:p>
      <text:h text:style-name="P27" text:outline-level="2">Themes</text:h>
      <text:list xml:id="list7655318274716450092" text:style-name="L4">
        <text:list-item>
          <text:p text:style-name="P6">Forest</text:p>
          <text:list>
            <text:list-item>
              <text:p text:style-name="P6">Mood</text:p>
              <text:list>
                <text:list-item>
                  <text:p text:style-name="P6">Dark, calm, foreboding</text:p>
                </text:list-item>
              </text:list>
            </text:list-item>
            <text:list-item>
              <text:p text:style-name="P6">Objects</text:p>
              <text:list>
                <text:list-item>
                  <text:p text:style-name="P14">Ambient</text:p>
                  <text:list>
                    <text:list-item>
                      <text:p text:style-name="P6">Fireflies</text:p>
                    </text:list-item>
                    <text:list-item>
                      <text:p text:style-name="P6">Beams of moonlight</text:p>
                    </text:list-item>
                    <text:list-item>
                      <text:p text:style-name="P6">Tall grass</text:p>
                    </text:list-item>
                  </text:list>
                </text:list-item>
                <text:list-item>
                  <text:p text:style-name="P14">Interactive</text:p>
                  <text:list>
                    <text:list-item>
                      <text:p text:style-name="P6">Wolves</text:p>
                    </text:list-item>
                    <text:list-item>
                      <text:p text:style-name="P6">Goblins</text:p>
                    </text:list-item>
                    <text:list-item>
                      <text:p text:style-name="P6">Rocks</text:p>
                    </text:list-item>
                  </text:list>
                </text:list-item>
              </text:list>
            </text:list-item>
          </text:list>
        </text:list-item>
        <text:list-item>
          <text:p text:style-name="P6">Castle</text:p>
          <text:list>
            <text:list-item>
              <text:p text:style-name="P6">Mood</text:p>
              <text:list>
                <text:list-item>
                  <text:p text:style-name="P6">Dangerous, tense, active</text:p>
                </text:list-item>
              </text:list>
            </text:list-item>
            <text:list-item>
              <text:p text:style-name="P6">Objects</text:p>
              <text:list>
                <text:list-item>
                  <text:p text:style-name="P14">Ambient</text:p>
                  <text:list>
                    <text:list-item>
                      <text:p text:style-name="P6">Rodents</text:p>
                    </text:list-item>
                    <text:list-item>
                      <text:p text:style-name="P6">Torches</text:p>
                    </text:list-item>
                    <text:list-item>
                      <text:p text:style-name="P6">Suits of armor</text:p>
                    </text:list-item>
                  </text:list>
                </text:list-item>
                <text:list-item>
                  <text:p text:style-name="P14">Interactive</text:p>
                  <text:list>
                    <text:list-item>
                      <text:p text:style-name="P6">Guards</text:p>
                    </text:list-item>
                    <text:list-item>
                      <text:p text:style-name="P6">Giant rats</text:p>
                    </text:list-item>
                    <text:list-item>
                      <text:p text:style-name="P6">Chests</text:p>
                    </text:list-item>
                  </text:list>
                </text:list-item>
              </text:list>
            </text:list-item>
          </text:list>
        </text:list-item>
      </text:list>
      <text:p text:style-name="P17">(example)</text:p>
      <text:p text:style-name="Text_20_body"/>
      <text:h text:style-name="P26" text:outline-level="2">Game Flow</text:h>
      <text:list xml:id="list100342735806462573" text:style-name="L5">
        <text:list-item>
          <text:p text:style-name="P7">Player starts in forest</text:p>
        </text:list-item>
        <text:list-item>
          <text:p text:style-name="P7">Pond to the left, must move right</text:p>
        </text:list-item>
        <text:list-item>
          <text:p text:style-name="P7">To the right is a hill, player jumps to traverse it (“jump” taught)</text:p>
        </text:list-item>
        <text:list-item>
          <text:p text:style-name="P7">Player encounters castle - door’s shut and locked</text:p>
        </text:list-item>
        <text:list-item>
          <text:p text:style-name="P7">There’s a window within jump height, and a rock on the ground</text:p>
        </text:list-item>
        <text:list-item>
          <text:p text:style-name="P7">Player picks up rock and throws at glass (“throw” taught)</text:p>
        </text:list-item>
        <text:list-item>
          <text:p text:style-name="P15">… <text:span text:style-name="T7">etc.</text:span></text:p>
        </text:list-item>
      </text:list>
      <text:p text:style-name="P17">(example)</text:p>
      <text:p text:style-name="Text_20_body"/>
      <text:p text:style-name="P19">Development</text:p>
      <text:p text:style-name="Horizontal_20_Line"/>
      <text:h text:style-name="P27" text:outline-level="2">Abstract Classes / Components</text:h>
      <text:list xml:id="list3427859848382817594" text:style-name="L6">
        <text:list-item>
          <text:p text:style-name="P8">BasePhysics</text:p>
          <text:list>
            <text:list-item>
              <text:p text:style-name="P8">BasePlayer</text:p>
            </text:list-item>
            <text:list-item>
              <text:p text:style-name="P8">BaseEnemy</text:p>
            </text:list-item>
            <text:list-item>
              <text:p text:style-name="P8">BaseObject</text:p>
            </text:list-item>
          </text:list>
        </text:list-item>
        <text:list-item>
          <text:p text:style-name="P8">BaseObstacle</text:p>
        </text:list-item>
        <text:list-item>
          <text:p text:style-name="P8">BaseInteractable</text:p>
        </text:list-item>
      </text:list>
      <text:p text:style-name="P17">(example)</text:p>
      <text:h text:style-name="P26" text:outline-level="2">Derived Classes / Component Compositions</text:h>
      <text:list xml:id="list8779844142012262019" text:style-name="L7">
        <text:list-item>
          <text:p text:style-name="P9">BasePlayer</text:p>
          <text:list>
            <text:list-item>
              <text:p text:style-name="P9">PlayerMain</text:p>
            </text:list-item>
            <text:list-item>
              <text:p text:style-name="P9">PlayerUnlockable</text:p>
            </text:list-item>
          </text:list>
        </text:list-item>
        <text:list-item>
          <text:p text:style-name="P9">BaseEnemy</text:p>
          <text:list>
            <text:list-item>
              <text:p text:style-name="P9">EnemyWolf</text:p>
            </text:list-item>
            <text:list-item>
              <text:p text:style-name="P9">EnemyGoblin</text:p>
            </text:list-item>
            <text:list-item>
              <text:p text:style-name="P9">EnemyGuard (may drop key)</text:p>
            </text:list-item>
            <text:list-item>
              <text:p text:style-name="P9">EnemyGiantRat</text:p>
            </text:list-item>
            <text:list-item>
              <text:p text:style-name="P9">EnemyPrisoner</text:p>
            </text:list-item>
          </text:list>
        </text:list-item>
        <text:list-item>
          <text:p text:style-name="P9">BaseObject</text:p>
          <text:list>
            <text:list-item>
              <text:p text:style-name="P9">ObjectRock (pick-up-able, throwable)</text:p>
            </text:list-item>
            <text:list-item>
              <text:p text:style-name="P9">ObjectChest (pick-up-able, throwable, spits gold coins with key)</text:p>
            </text:list-item>
            <text:list-item>
              <text:p text:style-name="P9">ObjectGoldCoin (cha-ching!)</text:p>
            </text:list-item>
            <text:list-item>
              <text:p text:style-name="P9">ObjectKey (pick-up-able, throwable)</text:p>
            </text:list-item>
          </text:list>
        </text:list-item>
        <text:list-item>
          <text:p text:style-name="P9">BaseObstacle</text:p>
          <text:list>
            <text:list-item>
              <text:p text:style-name="P9">ObstacleWindow (destroyed with rock)</text:p>
            </text:list-item>
            <text:list-item>
              <text:p text:style-name="P9">ObstacleWall</text:p>
            </text:list-item>
            <text:list-item>
              <text:p text:style-name="P9">ObstacleGate (watches to see if certain buttons are pressed)</text:p>
            </text:list-item>
          </text:list>
        </text:list-item>
        <text:list-item>
          <text:p text:style-name="P9">BaseInteractable</text:p>
          <text:list>
            <text:list-item>
              <text:p text:style-name="P9">InteractableButton</text:p>
            </text:list-item>
          </text:list>
        </text:list-item>
      </text:list>
      <text:p text:style-name="P17">(example)</text:p>
      <text:p text:style-name="P19">Graphics</text:p>
      <text:p text:style-name="Horizontal_20_Line"/>
      <text:h text:style-name="P27" text:outline-level="2">Style Attributes</text:h>
      <text:p text:style-name="P21">What kinds of colors will you be using? Do you have a limited palette to work with? A post-processed HSV map/image? Consistency is key for immersion.</text:p>
      <text:p text:style-name="Text_20_body"/>
      <text:p text:style-name="P21">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Text_20_body"/>
      <text:p text:style-name="P16"><text:span text:style-name="T4">    </text:span><text:span text:style-name="T5">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span></text:p>
      <text:p text:style-name="Text_20_body"/>
      <text:h text:style-name="P26" text:outline-level="2">Graphics Needed</text:h>
      <text:list xml:id="list5239654155211393908" text:style-name="L8">
        <text:list-item>
          <text:p text:style-name="P10">Characters</text:p>
          <text:list>
            <text:list-item>
              <text:p text:style-name="P10">Human-like</text:p>
              <text:list>
                <text:list-item>
                  <text:p text:style-name="P10">Goblin (idle, walking, throwing)</text:p>
                </text:list-item>
                <text:list-item>
                  <text:p text:style-name="P10">Guard (idle, walking, stabbing)</text:p>
                </text:list-item>
                <text:list-item>
                  <text:p text:style-name="P10">Prisoner (walking, running)</text:p>
                </text:list-item>
              </text:list>
            </text:list-item>
            <text:list-item>
              <text:p text:style-name="P10">Other</text:p>
              <text:list>
                <text:list-item>
                  <text:p text:style-name="P10">Wolf (idle, walking, running)</text:p>
                </text:list-item>
                <text:list-item>
                  <text:p text:style-name="P10">Giant Rat (idle, scurrying)</text:p>
                </text:list-item>
              </text:list>
            </text:list-item>
          </text:list>
        </text:list-item>
        <text:list-item>
          <text:p text:style-name="P10">Blocks</text:p>
          <text:list>
            <text:list-item>
              <text:p text:style-name="P10">Dirt</text:p>
            </text:list-item>
            <text:list-item>
              <text:p text:style-name="P10">Dirt/Grass</text:p>
            </text:list-item>
            <text:list-item>
              <text:p text:style-name="P10">Stone Block</text:p>
            </text:list-item>
            <text:list-item>
              <text:p text:style-name="P10">Stone Bricks</text:p>
            </text:list-item>
            <text:list-item>
              <text:p text:style-name="P10">Tiled Floor</text:p>
            </text:list-item>
            <text:list-item>
              <text:p text:style-name="P10">Weathered Stone Block</text:p>
            </text:list-item>
            <text:list-item>
              <text:p text:style-name="P10">Weathered Stone Bricks</text:p>
            </text:list-item>
          </text:list>
        </text:list-item>
        <text:list-item>
          <text:p text:style-name="P10">Ambient</text:p>
          <text:list>
            <text:list-item>
              <text:p text:style-name="P10">Tall Grass</text:p>
            </text:list-item>
            <text:list-item>
              <text:p text:style-name="P10">Rodent (idle, scurrying)</text:p>
            </text:list-item>
            <text:list-item>
              <text:p text:style-name="P10">Torch</text:p>
            </text:list-item>
            <text:list-item>
              <text:p text:style-name="P10">Armored Suit</text:p>
            </text:list-item>
            <text:list-item>
              <text:p text:style-name="P10">Chains (matching Weathered Stone Bricks)</text:p>
            </text:list-item>
            <text:list-item>
              <text:p text:style-name="P10">Blood stains (matching Weathered Stone Bricks)</text:p>
            </text:list-item>
          </text:list>
        </text:list-item>
        <text:list-item>
          <text:p text:style-name="P10">Other</text:p>
          <text:list>
            <text:list-item>
              <text:p text:style-name="P10">Chest</text:p>
            </text:list-item>
            <text:list-item>
              <text:p text:style-name="P10">Door (matching Stone Bricks)</text:p>
            </text:list-item>
            <text:list-item>
              <text:p text:style-name="P10">Gate</text:p>
            </text:list-item>
            <text:list-item>
              <text:p text:style-name="P10">Button (matching Weathered Stone Bricks)</text:p>
            </text:list-item>
          </text:list>
        </text:list-item>
      </text:list>
      <text:p text:style-name="P17">(example)</text:p>
      <text:p text:style-name="P16"><text:span text:style-name="T2"><text:line-break/>(Note : If you’re soloing you might not need to define this part, as you can just use the Derived Classes + Themes section as a reference. It’s up to you.)</text:span></text:p>
      <text:p text:style-name="Text_20_body"/>
      <text:p text:style-name="P19">Sounds/Music</text:p>
      <text:p text:style-name="Horizontal_20_Line"/>
      <text:h text:style-name="P27" text:outline-level="2">Style Attributes</text:h>
      <text:p text:style-name="P16"><text:span text:style-name="T4">    </text:span><text:span text:style-name="T5">Again, consistency is key. Define that consistency here. What kind of instruments do you want to use in your music? Any particular tempo, key? Influences, genre? Mood?</text:span></text:p>
      <text:p text:style-name="Text_20_body"/>
      <text:p text:style-name="P20"><text:span text:style-name="T5">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span><text:span text:style-name="T4">    </text:span><text:span text:style-name="T5"><text:line-break/></text:span><text:span text:style-name="T4">    </text:span><text:span text:style-name="T5">Remember, auditory feedback should stand out from the music and other sound effects so the player hears it well. Volume, panning, and frequency/pitch are all important aspects to consider in both music </text:span><text:span text:style-name="T6">and</text:span><text:span text:style-name="T4"> </text:span><text:span text:style-name="T5">sounds - so plan accordingly!</text:span></text:p>
      <text:p text:style-name="Text_20_body"/>
      <text:h text:style-name="P26" text:outline-level="2">Sounds Needed</text:h>
      <text:list xml:id="list5888810853058878921" text:style-name="L9">
        <text:list-item>
          <text:p text:style-name="P11">Effects</text:p>
          <text:list>
            <text:list-item>
              <text:p text:style-name="P11">Soft Footsteps (dirt floor)</text:p>
            </text:list-item>
            <text:list-item>
              <text:p text:style-name="P11">Sharper Footsteps (stone floor)</text:p>
            </text:list-item>
            <text:list-item>
              <text:p text:style-name="P11">Soft Landing (low vertical velocity)</text:p>
            </text:list-item>
            <text:list-item>
              <text:p text:style-name="P11">Hard Landing (high vertical velocity)</text:p>
            </text:list-item>
            <text:list-item>
              <text:p text:style-name="P11">Glass Breaking</text:p>
            </text:list-item>
            <text:list-item>
              <text:p text:style-name="P11">Chest Opening</text:p>
            </text:list-item>
            <text:list-item>
              <text:p text:style-name="P11">Door Opening</text:p>
            </text:list-item>
          </text:list>
        </text:list-item>
        <text:list-item>
          <text:p text:style-name="P11">Feedback</text:p>
          <text:list>
            <text:list-item>
              <text:p text:style-name="P11">Relieved “Ahhhh!” (health)</text:p>
            </text:list-item>
            <text:list-item>
              <text:p text:style-name="P11">Shocked “Ooomph!” (attacked)</text:p>
            </text:list-item>
            <text:list-item>
              <text:p text:style-name="P11">Happy chime (extra life)</text:p>
            </text:list-item>
            <text:list-item>
              <text:p text:style-name="P11">Sad chime (died)</text:p>
            </text:list-item>
          </text:list>
        </text:list-item>
      </text:list>
      <text:p text:style-name="P17">(example)</text:p>
      <text:h text:style-name="P26" text:outline-level="2">Music Needed</text:h>
      <text:list xml:id="list8318155340620906085" text:style-name="L10">
        <text:list-item>
          <text:p text:style-name="P12">Slow-paced, nerve-racking “forest” track</text:p>
        </text:list-item>
        <text:list-item>
          <text:p text:style-name="P12">Exciting “castle” track</text:p>
        </text:list-item>
        <text:list-item>
          <text:p text:style-name="P12">Creepy, slow “dungeon” track</text:p>
        </text:list-item>
        <text:list-item>
          <text:p text:style-name="P12">Happy ending credits track</text:p>
        </text:list-item>
        <text:list-item>
          <text:p text:style-name="P12">Rick Astley’s hit #1 single “Never Gonna Give You Up”</text:p>
        </text:list-item>
      </text:list>
      <text:p text:style-name="P17">(example)</text:p>
      <text:p text:style-name="Text_20_body"/>
      <text:p text:style-name="P17">(Note : Again, if you’re soloing you might be able to / want to skip this section. It’s up to you.)</text:p>
      <text:p text:style-name="P19">Schedule</text:p>
      <text:p text:style-name="Horizontal_20_Line"/>
      <text:p text:style-name="P17">(what is a schedule, i don’t even. list is good enough, right? if not add some dates i guess)</text:p>
      <text:list xml:id="list512708743901598475" text:style-name="L11">
        <text:list-item>
          <text:p text:style-name="P13">develop base classes</text:p>
          <text:list>
            <text:list-item>
              <text:p text:style-name="P13">base entity</text:p>
              <text:list>
                <text:list-item>
                  <text:p text:style-name="P13">base player</text:p>
                </text:list-item>
                <text:list-item>
                  <text:p text:style-name="P13">base enemy</text:p>
                </text:list-item>
                <text:list-item>
                  <text:p text:style-name="P13">base block</text:p>
                </text:list-item>
              </text:list>
            </text:list-item>
            <text:list-item>
              <text:p text:style-name="P13">base app state</text:p>
              <text:list>
                <text:list-item>
                  <text:p text:style-name="P13">game world</text:p>
                </text:list-item>
                <text:list-item>
                  <text:p text:style-name="P13">menu world</text:p>
                </text:list-item>
              </text:list>
            </text:list-item>
          </text:list>
        </text:list-item>
        <text:list-item>
          <text:p text:style-name="P13">develop player and basic block classes</text:p>
          <text:list>
            <text:list-item>
              <text:p text:style-name="P13">physics / collisions</text:p>
            </text:list-item>
          </text:list>
        </text:list-item>
        <text:list-item>
          <text:p text:style-name="P13">find some smooth controls/physics</text:p>
        </text:list-item>
        <text:list-item>
          <text:p text:style-name="P13">develop other derived classes</text:p>
          <text:list>
            <text:list-item>
              <text:p text:style-name="P13">blocks</text:p>
              <text:list>
                <text:list-item>
                  <text:p text:style-name="P13">moving</text:p>
                </text:list-item>
                <text:list-item>
                  <text:p text:style-name="P13">falling</text:p>
                </text:list-item>
                <text:list-item>
                  <text:p text:style-name="P13">breaking</text:p>
                </text:list-item>
                <text:list-item>
                  <text:p text:style-name="P13">cloud</text:p>
                </text:list-item>
              </text:list>
            </text:list-item>
            <text:list-item>
              <text:p text:style-name="P13">enemies</text:p>
              <text:list>
                <text:list-item>
                  <text:p text:style-name="P13">soldier</text:p>
                </text:list-item>
                <text:list-item>
                  <text:p text:style-name="P13">rat</text:p>
                </text:list-item>
                <text:list-item>
                  <text:p text:style-name="P13">etc.</text:p>
                </text:list-item>
              </text:list>
            </text:list-item>
          </text:list>
        </text:list-item>
        <text:list-item>
          <text:p text:style-name="P13">design levels</text:p>
          <text:list>
            <text:list-item>
              <text:p text:style-name="P13">introduce motion/jumping</text:p>
            </text:list-item>
            <text:list-item>
              <text:p text:style-name="P13">introduce throwing</text:p>
            </text:list-item>
            <text:list-item>
              <text:p text:style-name="P13">mind the pacing, let the player play between lessons</text:p>
            </text:list-item>
          </text:list>
        </text:list-item>
        <text:list-item>
          <text:p text:style-name="P13">design sounds</text:p>
        </text:list-item>
        <text:list-item>
          <text:p text:style-name="P13">design music</text:p>
        </text:list-item>
      </text:list>
      <text:p text:style-name="P17">(examp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6T11:22:21.20</meta:creation-date>
    <meta:document-statistic meta:table-count="0" meta:image-count="0" meta:object-count="0" meta:page-count="14" meta:paragraph-count="215" meta:word-count="1089" meta:character-count="6287"/>
    <dc:date>2015-02-06T11:24:24.67</dc:date>
    <meta:editing-duration>PT2M4S</meta:editing-duration>
    <meta:editing-cycles>1</meta:editing-cycles>
    <meta:generator>OpenOffice/4.1.1$Win32 OpenOffice.org_project/411m6$Build-9775</meta:generator>
  </office:meta>
</office:document-meta>
</file>